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d7c61" officeooo:paragraph-rsid="001d7c61"/>
    </style:style>
    <style:style style:name="P2" style:family="paragraph" style:parent-style-name="Preformatted_20_Text">
      <style:text-properties officeooo:rsid="001dca0a" officeooo:paragraph-rsid="001dca0a"/>
    </style:style>
    <style:style style:name="P3" style:family="paragraph" style:parent-style-name="Preformatted_20_Text">
      <style:text-properties officeooo:rsid="001f4565" officeooo:paragraph-rsid="001f4565"/>
    </style:style>
    <style:style style:name="P4" style:family="paragraph" style:parent-style-name="Preformatted_20_Text">
      <style:text-properties officeooo:rsid="001d7c61" officeooo:paragraph-rsid="001d7c61"/>
    </style:style>
    <style:style style:name="P5" style:family="paragraph" style:parent-style-name="Preformatted_20_Text">
      <style:text-properties officeooo:rsid="001d7c61" officeooo:paragraph-rsid="002413c3"/>
    </style:style>
    <style:style style:name="P6" style:family="paragraph" style:parent-style-name="Preformatted_20_Text">
      <style:text-properties officeooo:rsid="0023cce6" officeooo:paragraph-rsid="0023cce6"/>
    </style:style>
    <style:style style:name="P7" style:family="paragraph" style:parent-style-name="Preformatted_20_Text">
      <style:text-properties officeooo:rsid="001f4565" officeooo:paragraph-rsid="002413c3"/>
    </style:style>
    <style:style style:name="T1" style:family="text">
      <style:text-properties style:font-name="Liberation Mono" fo:font-size="10pt" style:font-name-asian="NSimSun1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3cce6" style:font-name-asian="NSimSun1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413c3" style:font-name-asian="NSimSun1" style:font-size-asian="10pt" style:font-name-complex="Liberation Mono" style:font-size-complex="10pt"/>
    </style:style>
    <style:style style:name="T4" style:family="text">
      <style:text-properties officeooo:rsid="001dca0a"/>
    </style:style>
    <style:style style:name="T5" style:family="text">
      <style:text-properties officeooo:rsid="0020c444"/>
    </style:style>
    <style:style style:name="T6" style:family="text">
      <style:text-properties officeooo:rsid="0020c9f6"/>
    </style:style>
    <style:style style:name="T7" style:family="text">
      <style:text-properties officeooo:rsid="0023cce6"/>
    </style:style>
    <style:style style:name="T8" style:family="text">
      <style:text-properties officeooo:rsid="001d7c61"/>
    </style:style>
    <style:style style:name="T9" style:family="text">
      <style:text-properties officeooo:rsid="002413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*) Установить докер</text:p>
      <text:p text:style-name="P1"/>
      <text:p text:style-name="P1">*) YAML развертывания частного регистра в кубере:</text:p>
      <text:p text:style-name="P1"># Deploys a new MinIO Pod into the metadata.namespace Kubernetes namespace</text:p>
      <text:p text:style-name="P1">#</text:p>
      <text:p text:style-name="P1"># The `spec.containers[0].args` contains the command run on the pod</text:p>
      <text:p text:style-name="P1"># The `/data` directory corresponds to the `spec.containers[0].volumeMounts[0].mountPath`</text:p>
      <text:p text:style-name="P1"># That mount path corresponds to a Kubernetes HostPath which binds `/data` to a local drive or volume on the worker node where the pod runs</text:p>
      <text:p text:style-name="P1"># </text:p>
      <text:p text:style-name="P1">apiVersion: v1</text:p>
      <text:p text:style-name="P1">kind: Pod</text:p>
      <text:p text:style-name="P1">metadata:</text:p>
      <text:p text:style-name="P1"><text:s text:c="2"/>labels:</text:p>
      <text:p text:style-name="P1"><text:s text:c="4"/>app: private-image-registry</text:p>
      <text:p text:style-name="P1"><text:s text:c="2"/>name: private-image-registry</text:p>
      <text:p text:style-name="P1">spec:</text:p>
      <text:p text:style-name="P1"><text:s text:c="2"/>containers:</text:p>
      <text:p text:style-name="P1"><text:s text:c="2"/>- name: private-image-registry</text:p>
      <text:p text:style-name="P1"><text:s text:c="4"/>image: registry:latest</text:p>
      <text:p text:style-name="P1"><text:s text:c="4"/>ports:</text:p>
      <text:p text:style-name="P1"><text:s text:c="4"/>- containerPort: 5000</text:p>
      <text:p text:style-name="P1"><text:s text:c="4"/>volumeMounts:</text:p>
      <text:p text:style-name="P1"><text:s text:c="4"/>- mountPath: /data</text:p>
      <text:p text:style-name="P1"><text:s text:c="6"/>name: localvolume # Corresponds to the `spec.volumes` Persistent Volume</text:p>
      <text:p text:style-name="P1"><text:s text:c="2"/>nodeSelector:</text:p>
      <text:p text:style-name="P1"><text:s text:c="4"/>kubernetes.io/hostname: node-1 # Specify a node label associated to the Worker Node on which you want to deploy the pod.</text:p>
      <text:p text:style-name="P1"><text:s text:c="2"/>volumes:</text:p>
      <text:p text:style-name="P1"><text:s text:c="2"/>- name: localvolume</text:p>
      <text:p text:style-name="P1"><text:s text:c="4"/>hostPath: # MinIO generally recommends using locally-attached volumes</text:p>
      <text:p text:style-name="P1"><text:s text:c="6"/>path: /mnt/private-image-registry # Specify a path to a local drive or volume on the Kubernetes worker node</text:p>
      <text:p text:style-name="P1"><text:s text:c="6"/>type: DirectoryOrCreate # The path to the last directory must exist</text:p>
      <text:p text:style-name="P1">---</text:p>
      <text:p text:style-name="P1">apiVersion: v1</text:p>
      <text:p text:style-name="P1">kind: Service</text:p>
      <text:p text:style-name="P1">metadata:</text:p>
      <text:p text:style-name="P1"><text:s text:c="2"/>labels:</text:p>
      <text:p text:style-name="P1"><text:s text:c="4"/>app: private-image-registry-service</text:p>
      <text:p text:style-name="P1"><text:s text:c="2"/>name: private-image-registry-service</text:p>
      <text:p text:style-name="P1">spec:</text:p>
      <text:p text:style-name="P1"><text:s text:c="2"/>type: LoadBalancer</text:p>
      <text:p text:style-name="P1"><text:s text:c="2"/>selector:</text:p>
      <text:p text:style-name="P1"><text:s text:c="4"/>app: private-image-registry</text:p>
      <text:p text:style-name="P1"><text:s text:c="2"/>ports:</text:p>
      <text:p text:style-name="P1"><text:s text:c="4"/>- protocol: TCP</text:p>
      <text:p text:style-name="P1"><text:s text:c="6"/>name: http</text:p>
      <text:p text:style-name="P1"><text:s text:c="6"/>port: 5000</text:p>
      <text:p text:style-name="P1"><text:s text:c="6"/>targetPort: 5000</text:p>
      <text:p text:style-name="P1"/>
      <text:p text:style-name="P1">*) Создаем и прописываем YAML, чтобы k8s видел регистр<text:span text:style-name="T5"> (делаем на всех нодах!)</text:span>:</text:p>
      <text:p text:style-name="P1"/>
      <text:p text:style-name="P1">$<text:span text:style-name="T1">touch</text:span> /etc/rancher/k3s/registries.yaml</text:p>
      <text:p text:style-name="P1">mirrors:</text:p>
      <text:p text:style-name="P1"><text:s text:c="2"/>"<text:span text:style-name="T2">host</text:span>:<text:span text:style-name="T3">port</text:span>":</text:p>
      <text:p text:style-name="P1"><text:s text:c="4"/>endpoint:</text:p>
      <text:p text:style-name="P1"><text:s text:c="6"/>- "http://<text:span text:style-name="T2">host</text:span>:<text:span text:style-name="T2">port</text:span>"</text:p>
      <text:p text:style-name="P1"><text:soft-page-break/>systemctl restart k3s<text:span text:style-name="T6"> (для мастеров)</text:span></text:p>
      <text:p text:style-name="P1">systemctl restart k3s-agent<text:span text:style-name="T6"> (для воркеров)</text:span></text:p>
      <text:p text:style-name="P1"/>
      <text:p text:style-name="P1"/>
      <text:p text:style-name="P1">*) Если на регистр не ставятся логины и пароли, то соединение будет по http. Докер по умолчанию работает с https. Чтобы пушить образы в регистр нужно прописать<text:span text:style-name="T4"> в /etc/docker/daemon.json:</text:span></text:p>
      <text:p text:style-name="P1">{"insecure-registries" : ["<text:span text:style-name="T2">host</text:span>:<text:span text:style-name="T2">port</text:span>"]}</text:p>
      <text:p text:style-name="P1"/>
      <text:p text:style-name="P2">sudo systemctl restart docker</text:p>
      <text:p text:style-name="P1"/>
      <text:p text:style-name="P1"/>
      <text:p text:style-name="P1">*) <text:span text:style-name="T1">Для образов в докере</text:span>:</text:p>
      <text:p text:style-name="P1"/>
      <text:p text:style-name="P1">docker build -f src/demo_web_app/Dockerfile . -t <text:span text:style-name="T9">registry_</text:span><text:span text:style-name="T2">host</text:span>:<text:span text:style-name="T2">port</text:span>/demo_app</text:p>
      <text:p text:style-name="P1"/>
      <text:p text:style-name="P5">sudo docker push <text:span text:style-name="T2">host</text:span>:<text:span text:style-name="T2">port</text:span>/demo_app</text:p>
      <text:p text:style-name="P1"/>
      <text:p text:style-name="P3">*) Теперь в YAML деплоев можно прописывать:</text:p>
      <text:p text:style-name="P7">image: <text:span text:style-name="T2">host</text:span><text:span text:style-name="T8">:</text:span><text:span text:style-name="T2">port</text:span>/demo_app:latest</text:p>
      <text:p text:style-name="P3">imagePullPolicy: Alway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3-10-01T05:18:51.725000000</dc:date>
    <meta:editing-duration>P1DT13H44M1S</meta:editing-duration>
    <meta:editing-cycles>7</meta:editing-cycles>
    <meta:document-statistic meta:table-count="0" meta:image-count="0" meta:object-count="0" meta:page-count="2" meta:paragraph-count="63" meta:word-count="282" meta:character-count="2215" meta:non-whitespace-character-count="1879"/>
  </office:meta>
</office:document-meta>
</file>